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4bafe"/>
    </style:style>
    <style:style style:name="P4" style:family="paragraph" style:parent-style-name="Text_20_body">
      <style:text-properties officeooo:rsid="00315685" officeooo:paragraph-rsid="00357fd4"/>
    </style:style>
    <style:style style:name="P5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6" style:family="paragraph" style:parent-style-name="Text_20_body">
      <style:text-properties officeooo:rsid="0034bafe" officeooo:paragraph-rsid="0034bafe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2" style:family="paragraph" style:parent-style-name="Text_20_body">
      <style:text-properties officeooo:rsid="00357fd4" officeooo:paragraph-rsid="00357fd4"/>
    </style:style>
    <style:style style:name="P13" style:family="paragraph" style:parent-style-name="Heading_20_2">
      <style:text-properties officeooo:rsid="00315685" officeooo:paragraph-rsid="00315685"/>
    </style:style>
    <style:style style:name="P14" style:family="paragraph" style:parent-style-name="Heading_20_2">
      <style:text-properties officeooo:rsid="0039b6cf" officeooo:paragraph-rsid="0039b6cf"/>
    </style:style>
    <style:style style:name="P15" style:family="paragraph" style:parent-style-name="Heading_20_2">
      <style:text-properties officeooo:rsid="00357fd4" officeooo:paragraph-rsid="00357fd4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13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3">Un niñito muy bonito</text:p>
        <text:p text:style-name="P3">Ha nacido en un portal</text:p>
        <text:p text:style-name="P3">Con su carita de rosa</text:p>
        <text:p text:style-name="P3">Parece una flor hermosa</text:p>
        <text:p text:style-name="P3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6">que relumbra con su luz</text:p>
        <text:p text:style-name="P6">y al amor del firmamento</text:p>
        <text:p text:style-name="P6">celebrando el nacimiento </text:p>
        <text:p text:style-name="P6">de Jesús</text:p>
        <text:p text:style-name="P6"/>
        <text:h text:style-name="P14" text:outline-level="2">Pero mira como beben</text:h>
        <text:p text:style-name="P8">Villa<text:span text:style-name="T4">ncico popular extremeño</text:span></text:p>
        <text:p text:style-name="P6">La Virgen se está peinando</text:p>
        <text:p text:style-name="P6">Entre cortina y cortina</text:p>
        <text:p text:style-name="P6">Sus cabellos son de oro</text:p>
        <text:p text:style-name="P6">Y el peine de plata fina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Y tendiendo en el romero</text:p>
        <text:p text:style-name="P6">Los angelitos cantando</text:p>
        <text:p text:style-name="P6"><text:soft-page-break/>Y el romero florecido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Con muy poquito jabón</text:p>
        <text:p text:style-name="P6">Se le picaron las manos</text:p>
        <text:p text:style-name="P6">Manos de mi corazón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h text:style-name="P15" text:outline-level="2">Nochebuena panameña</text:h>
        <text:p text:style-name="P7">Villancico <text:span text:style-name="T2">panameño (tamborito)</text:span></text:p>
        <text:p text:style-name="P4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4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4"/>
        <text:p text:style-name="P4">Con figuras de papel y una estrellita de plata</text:p>
        <text:p text:style-name="P10">Nochebuena, <text:span text:style-name="T2">n</text:span>ochebuena, <text:span text:style-name="T2">n</text:span>ochebuena panameña</text:p>
        <text:p text:style-name="P4"/>
        <text:p text:style-name="P4">Y con los tres Reyes Magos, uno negro y otro blanco</text:p>
        <text:p text:style-name="P10">Nochebuena, <text:span text:style-name="T2">n</text:span>ochebuena, <text:span text:style-name="T2">n</text:span>ochebuena panameña</text:p>
        <text:p text:style-name="P4"/>
        <text:p text:style-name="P4">Y el otro descolorido, sin color determinado</text:p>
        <text:p text:style-name="P10">Nochebuena, <text:span text:style-name="T2">n</text:span>ochebuena, <text:span text:style-name="T2">n</text:span>ochebuena panameña</text:p>
        <text:p text:style-name="P4"/>
        <text:p text:style-name="P4">La Virgen y San José con un Niño muy chiquito</text:p>
        <text:p text:style-name="P10">Nochebuena, <text:span text:style-name="T2">n</text:span>ochebuena, <text:span text:style-name="T2">n</text:span>ochebuena panameña</text:p>
        <text:p text:style-name="P4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1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1-25T13:57:09.874508374</dc:date>
    <meta:editing-duration>P2DT3M52S</meta:editing-duration>
    <meta:editing-cycles>52</meta:editing-cycles>
    <meta:generator>LibreOffice/7.6.2.1$Linux_X86_64 LibreOffice_project/60$Build-1</meta:generator>
    <meta:print-date>2023-11-25T08:19:34.803192938</meta:print-date>
    <meta:printed-by>Archivos PDF</meta:printed-by>
    <meta:document-statistic meta:table-count="0" meta:image-count="0" meta:object-count="0" meta:page-count="2" meta:paragraph-count="192" meta:word-count="872" meta:character-count="4787" meta:non-whitespace-character-count="4106"/>
  </office:meta>
</office:document-meta>
</file>